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5.4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93cm" fo:min-width="1.719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49cm" fo:min-width="0.447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931cm" fo:min-width="1.719cm"/>
      <style:paragraph-properties style:writing-mode="lr-tb"/>
    </style:style>
    <style:style style:name="gr5" style:family="graphic" style:parent-style-name="standard">
      <style:graphic-properties draw:fill="solid" draw:fill-color="#ffd8ce" draw:textarea-horizontal-align="justify" draw:textarea-vertical-align="middle" draw:auto-grow-height="false" fo:min-height="1.153cm" fo:min-width="4.411cm"/>
      <style:paragraph-properties style:writing-mode="lr-tb"/>
    </style:style>
    <style:style style:name="gr6" style:family="graphic" style:parent-style-name="standard">
      <style:graphic-properties draw:fill="solid" draw:fill-color="#afd095" draw:textarea-horizontal-align="justify" draw:textarea-vertical-align="middle" draw:auto-grow-height="false" fo:min-height="1.153cm" fo:min-width="4.411cm"/>
      <style:paragraph-properties style:writing-mode="lr-tb"/>
    </style:style>
    <style:style style:name="gr7" style:family="graphic" style:parent-style-name="standard">
      <style:graphic-properties draw:fill="solid" draw:fill-color="#afd095" draw:textarea-horizontal-align="justify" draw:textarea-vertical-align="middle" draw:auto-grow-height="false" fo:min-height="1.151cm" fo:min-width="4.41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="solid" draw:fill-color="#ffffa6" draw:textarea-horizontal-align="justify" draw:textarea-vertical-align="middle" draw:auto-grow-height="false" fo:min-height="1.917cm" fo:min-width="5.3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561cm" fo:min-width="2.079cm"/>
      <style:paragraph-properties style:writing-mode="lr-tb"/>
    </style:style>
    <style:style style:name="gr12" style:family="graphic" style:parent-style-name="standard">
      <style:graphic-properties draw:fill-color="#afd095" draw:textarea-horizontal-align="justify" draw:textarea-vertical-align="middle" draw:auto-grow-height="false" fo:min-height="0.565cm" fo:min-width="0.697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solid" draw:fill-color="#ffd8c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afd095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a6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afd095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48cm" svg:height="0.726cm" svg:x="1cm" svg:y="2.687cm">
          <draw:text-box>
            <text:p text:style-name="P1"><text:span text:style-name="T1">User </text:span><text:span text:style-name="T1">selection</text:span></text:p>
          </draw:text-box>
        </draw:frame>
        <draw:custom-shape draw:style-name="gr2" draw:text-style-name="P4" xml:id="id5" draw:id="id5" draw:layer="layout" svg:width="4.437cm" svg:height="2.36cm" svg:x="2.27cm" svg:y="4.482cm">
          <text:p text:style-name="P3"><text:span text:style-name="T2">Upper 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9" draw:id="id9" draw:layer="layout" svg:width="1.585cm" svg:height="1.739cm" svg:x="3.696cm" svg:y="1.508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4" xml:id="id3" draw:id="id3" draw:layer="layout" svg:width="4.437cm" svg:height="2.36cm" svg:x="2.27cm" svg:y="7.675cm">
          <text:p text:style-name="P3"><text:span text:style-name="T2">Upper B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" draw:id="id1" draw:layer="layout" svg:width="4.437cm" svg:height="2.361cm" svg:x="2.27cm" svg:y="10.868cm">
          <text:p text:style-name="P3"><text:span text:style-name="T2">Lower 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7" draw:id="id7" draw:layer="layout" svg:width="4.437cm" svg:height="2.361cm" svg:x="2.27cm" svg:y="14.059cm">
          <text:p text:style-name="P3"><text:span text:style-name="T2">Lower B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6" xml:id="id6" draw:id="id6" draw:layer="layout" svg:width="4.911cm" svg:height="1.403cm" svg:x="8.85cm" svg:y="4.98cm">
          <text:p text:style-name="P3"><text:span text:style-name="T2">Registration = ‘A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4" draw:id="id4" draw:layer="layout" svg:width="4.911cm" svg:height="1.403cm" svg:x="8.85cm" svg:y="8.141cm">
          <text:p text:style-name="P3"><text:span text:style-name="T2">Registration = ‘B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7" xml:id="id2" draw:id="id2" draw:layer="layout" svg:width="4.911cm" svg:height="1.403cm" svg:x="10.85cm" svg:y="11.301cm">
          <text:p text:style-name="P3"><text:span text:style-name="T2">Registration = ‘C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8" draw:id="id8" draw:layer="layout" svg:width="4.911cm" svg:height="1.401cm" svg:x="10.85cm" svg:y="14.516cm">
          <text:p text:style-name="P3"><text:span text:style-name="T2">Registration = ‘D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8" draw:layer="layout" draw:type="line" svg:x1="6.707cm" svg:y1="12.049cm" svg:x2="10.85cm" svg:y2="12.003cm" draw:start-shape="id1" draw:start-glue-point="7" draw:end-shape="id2" draw:end-glue-point="5" svg:d="M6707 12049l4143-46" svg:viewBox="0 0 4144 47">
          <text:p/>
        </draw:connector>
        <draw:connector draw:style-name="gr8" draw:text-style-name="P8" draw:layer="layout" draw:type="line" svg:x1="6.707cm" svg:y1="8.855cm" svg:x2="8.85cm" svg:y2="8.843cm" draw:start-shape="id3" draw:start-glue-point="7" draw:end-shape="id4" draw:end-glue-point="5" svg:d="M6707 8855l2143-12" svg:viewBox="0 0 2144 13">
          <text:p/>
        </draw:connector>
        <draw:connector draw:style-name="gr8" draw:text-style-name="P9" draw:layer="layout" draw:type="line" svg:x1="6.707cm" svg:y1="5.662cm" svg:x2="8.85cm" svg:y2="5.682cm" draw:start-shape="id5" draw:start-glue-point="7" draw:end-shape="id6" draw:end-glue-point="5" svg:d="M6707 5662l2143 20" svg:viewBox="0 0 2144 21">
          <text:p/>
        </draw:connector>
        <draw:connector draw:style-name="gr8" draw:text-style-name="P8" draw:layer="layout" draw:type="line" svg:x1="6.707cm" svg:y1="15.24cm" svg:x2="10.85cm" svg:y2="15.217cm" draw:start-shape="id7" draw:start-glue-point="7" draw:end-shape="id8" draw:end-glue-point="5" svg:d="M6707 15240l4143-23" svg:viewBox="0 0 4144 24">
          <text:p/>
        </draw:connector>
        <draw:connector draw:style-name="gr8" draw:text-style-name="P8" draw:layer="layout" draw:type="line" svg:x1="4.489cm" svg:y1="3.247cm" svg:x2="4.489cm" svg:y2="4.482cm" draw:start-shape="id9" draw:start-glue-point="6" draw:end-shape="id5" draw:end-glue-point="4" svg:d="M4489 3247v1235" svg:viewBox="0 0 1 1236">
          <text:p/>
        </draw:connector>
        <draw:connector draw:style-name="gr8" draw:text-style-name="P8" draw:layer="layout" draw:type="line" svg:x1="4.489cm" svg:y1="6.842cm" svg:x2="4.489cm" svg:y2="7.675cm" draw:start-shape="id5" draw:start-glue-point="6" draw:end-shape="id3" draw:end-glue-point="4" svg:d="M4489 6842v833" svg:viewBox="0 0 1 834">
          <text:p/>
        </draw:connector>
        <draw:connector draw:style-name="gr8" draw:text-style-name="P8" draw:layer="layout" draw:type="line" svg:x1="4.489cm" svg:y1="10.035cm" svg:x2="4.489cm" svg:y2="10.868cm" draw:start-shape="id3" draw:start-glue-point="6" draw:end-shape="id1" draw:end-glue-point="4" svg:d="M4489 10035v833" svg:viewBox="0 0 1 834">
          <text:p/>
        </draw:connector>
        <draw:connector draw:style-name="gr8" draw:text-style-name="P8" draw:layer="layout" draw:type="line" svg:x1="4.489cm" svg:y1="13.229cm" svg:x2="4.489cm" svg:y2="14.059cm" draw:start-shape="id1" draw:start-glue-point="6" draw:end-shape="id7" draw:end-glue-point="4" svg:d="M4489 13229v830" svg:viewBox="0 0 1 831">
          <text:p/>
        </draw:connector>
        <draw:custom-shape draw:style-name="gr9" draw:text-style-name="P10" xml:id="id10" draw:id="id10" draw:layer="layout" svg:width="5.862cm" svg:height="2.167cm" svg:x="13.559cm" svg:y="17.575cm">
          <text:p text:style-name="P3"><text:span text:style-name="T2">Send Registration</text:span></text:p>
          <text:p text:style-name="P3"><text:span text:style-name="T2">To Drawbars</text:span></text:p>
          <text:p text:style-name="P3"><text:span text:style-name="T2">Arduin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13.761cm" svg:y1="5.682cm" svg:x2="16.49cm" svg:y2="17.575cm" draw:start-shape="id6" draw:start-glue-point="7" draw:end-shape="id10" draw:end-glue-point="4" svg:d="M13761 5682h2729v11893" svg:viewBox="0 0 2730 11894">
          <text:p/>
        </draw:connector>
        <draw:connector draw:style-name="gr8" draw:text-style-name="P8" draw:layer="layout" svg:x1="13.761cm" svg:y1="8.843cm" svg:x2="16.49cm" svg:y2="17.575cm" draw:start-shape="id4" draw:start-glue-point="7" draw:end-shape="id10" draw:end-glue-point="4" svg:d="M13761 8843h2729v8732" svg:viewBox="0 0 2730 8733">
          <text:p/>
        </draw:connector>
        <draw:connector draw:style-name="gr8" draw:text-style-name="P8" draw:layer="layout" svg:x1="15.761cm" svg:y1="12.003cm" svg:x2="16.49cm" svg:y2="17.575cm" draw:start-shape="id2" draw:start-glue-point="7" draw:end-shape="id10" draw:end-glue-point="4" svg:d="M15761 12003h729v5572" svg:viewBox="0 0 730 5573">
          <text:p/>
        </draw:connector>
        <draw:connector draw:style-name="gr8" draw:text-style-name="P8" draw:layer="layout" svg:x1="15.761cm" svg:y1="15.217cm" svg:x2="16.49cm" svg:y2="17.575cm" draw:start-shape="id8" draw:start-glue-point="7" draw:end-shape="id10" draw:end-glue-point="4" svg:d="M15761 15217h729v2358" svg:viewBox="0 0 730 2359">
          <text:p/>
        </draw:connector>
        <draw:frame draw:style-name="gr10" draw:text-style-name="P11" draw:layer="layout" svg:width="1.381cm" svg:height="0.688cm" svg:x="7.505cm" svg:y="4.88cm">
          <draw:text-box>
            <text:p><text:span text:style-name="T1">yes</text:span></text:p>
          </draw:text-box>
        </draw:frame>
        <draw:frame draw:style-name="gr10" draw:text-style-name="P11" draw:layer="layout" svg:width="1.381cm" svg:height="0.688cm" svg:x="7.505cm" svg:y="8.067cm">
          <draw:text-box>
            <text:p><text:span text:style-name="T1">ye</text:span><text:span text:style-name="T1">s</text:span></text:p>
          </draw:text-box>
        </draw:frame>
        <draw:frame draw:style-name="gr10" draw:text-style-name="P11" draw:layer="layout" svg:width="1.381cm" svg:height="0.688cm" svg:x="7.505cm" svg:y="11.206cm">
          <draw:text-box>
            <text:p><text:span text:style-name="T1">yes</text:span></text:p>
          </draw:text-box>
        </draw:frame>
        <draw:frame draw:style-name="gr10" draw:text-style-name="P11" draw:layer="layout" svg:width="1.381cm" svg:height="0.688cm" svg:x="7.505cm" svg:y="14.442cm">
          <draw:text-box>
            <text:p><text:span text:style-name="T1">yes</text:span></text:p>
          </draw:text-box>
        </draw:frame>
        <draw:custom-shape draw:style-name="gr11" draw:text-style-name="P13" xml:id="id11" draw:id="id11" draw:layer="layout" svg:width="3.645cm" svg:height="1.147cm" svg:x="7.683cm" svg:y="1.839cm">
          <text:p text:style-name="P12"><text:span text:style-name="T2">Power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9.506cm" svg:y1="2.986cm" svg:x2="11.306cm" svg:y2="4.98cm" draw:start-shape="id11" draw:start-glue-point="8" draw:end-shape="id6" draw:end-glue-point="4" svg:d="M9506 2986v997h1800v997" svg:viewBox="0 0 1801 1995">
          <text:p/>
        </draw:connector>
        <draw:custom-shape draw:style-name="gr12" draw:text-style-name="P14" xml:id="id12" draw:id="id12" draw:layer="layout" svg:width="1.397cm" svg:height="1.143cm" svg:x="12.924cm" svg:y="1.84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328cm" svg:y1="2.413cm" svg:x2="12.924cm" svg:y2="2.413cm" draw:start-shape="id11" draw:start-glue-point="10" draw:end-shape="id12" draw:end-glue-point="5" svg:d="M11328 2413h1596" svg:viewBox="0 0 1597 1">
          <text:p/>
        </draw:connector>
        <draw:connector draw:style-name="gr8" draw:text-style-name="P8" draw:layer="layout" draw:line-skew="0.656cm 3.129cm" svg:x1="14.321cm" svg:y1="2.413cm" svg:x2="13.306cm" svg:y2="11.301cm" draw:start-shape="id12" draw:start-glue-point="7" draw:end-shape="id2" draw:end-glue-point="4" svg:d="M14321 2413h1157v7858h-2172v1030" svg:viewBox="0 0 2173 8889">
          <text:p/>
        </draw:connector>
        <draw:custom-shape draw:style-name="gr11" draw:text-style-name="P13" xml:id="id13" draw:id="id13" draw:layer="layout" svg:width="3.645cm" svg:height="1.147cm" svg:x="14.668cm" svg:y="21.443cm">
          <text:p text:style-name="P12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16.49cm" svg:y1="19.742cm" svg:x2="16.491cm" svg:y2="21.443cm" draw:start-shape="id10" draw:start-glue-point="6" draw:end-shape="id13" draw:end-glue-point="4" svg:d="M16490 19742v850h1v851" svg:viewBox="0 0 2 17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7:54:36.092801324</meta:creation-date>
    <dc:date>2022-10-30T16:56:15.140889872</dc:date>
    <meta:editing-duration>PT1H6M29S</meta:editing-duration>
    <meta:editing-cycles>7</meta:editing-cycles>
    <meta:generator>LibreOffice/6.4.7.2$Linux_X86_64 LibreOffice_project/40$Build-2</meta:generator>
    <meta:document-statistic meta:object-count="34"/>
  </office:meta>
</office:document-meta>
</file>